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</office:automatic-styles>
  <office:body>
    <office:spreadsheet>
      <table:table table:name="10-bit, RJ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time per step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C max</text:p>
          </table:table-cell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 max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C8]*[.C3]" office:value-type="float" office:value="260865" calcext:value-type="float">
            <text:p>260865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1023" calcext:value-type="float">
            <text:p>1023</text:p>
          </table:table-cell>
          <table:table-cell office:value-type="float" office:value="512" calcext:value-type="float">
            <text:p>512</text:p>
          </table:table-cell>
          <table:table-cell office:value-type="float" office:value="1023" calcext:value-type="float">
            <text:p>10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80" calcext:value-type="float">
            <text:p>48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vel time</text:p>
          </table:table-cell>
          <table:table-cell table:formula="of:=[.$C$3]*([.C8]/[.$C$2])" office:value-type="float" office:value="255" calcext:value-type="float">
            <text:p>255</text:p>
          </table:table-cell>
          <table:table-cell table:formula="of:=[.$C$3]*([.D8]/[.$C$2])" office:value-type="float" office:value="127.624633431085" calcext:value-type="float">
            <text:p>127.6246334311</text:p>
          </table:table-cell>
          <table:table-cell table:formula="of:=[.$C$3]*([.E8]/[.$C$2])" office:value-type="float" office:value="255" calcext:value-type="float">
            <text:p>255</text:p>
          </table:table-cell>
          <table:table-cell table:formula="of:=[.$C$3]*([.F8]/[.$C$2])" office:value-type="float" office:value="0" calcext:value-type="float">
            <text:p>0</text:p>
          </table:table-cell>
          <table:table-cell table:formula="of:=[.$C$3]*([.G8]/[.$C$2])" office:value-type="float" office:value="0.249266862170088" calcext:value-type="float">
            <text:p>0.2492668622</text:p>
          </table:table-cell>
          <table:table-cell table:formula="of:=([.$C$3]*[.H8])/[.$C$2]" office:value-type="float" office:value="127.624633431085" calcext:value-type="float">
            <text:p>127.6246334311</text:p>
          </table:table-cell>
          <table:table-cell table:formula="of:=[.$C$3]*([.I8]/[.$C$2])" office:value-type="float" office:value="119.648093841642" calcext:value-type="float">
            <text:p>119.6480938416</text:p>
          </table:table-cell>
        </table:table-row>
        <table:table-row table:style-name="ro2">
          <table:table-cell/>
          <table:table-cell office:value-type="string" calcext:value-type="string">
            <text:p>DeltaY</text:p>
          </table:table-cell>
          <table:table-cell table:formula="of:=[.C7]-[.C6]" office:value-type="float" office:value="1023" calcext:value-type="float">
            <text:p>1023</text:p>
          </table:table-cell>
          <table:table-cell table:formula="of:=[.D7]-[.D6]" office:value-type="float" office:value="512" calcext:value-type="float">
            <text:p>512</text:p>
          </table:table-cell>
          <table:table-cell table:formula="of:=[.E7]-[.E6]" office:value-type="float" office:value="512" calcext:value-type="float">
            <text:p>512</text:p>
          </table:table-cell>
          <table:table-cell table:formula="of:=[.F7]-[.F6]" office:value-type="float" office:value="1023" calcext:value-type="float">
            <text:p>1023</text:p>
          </table:table-cell>
          <table:table-cell table:formula="of:=[.G7]-[.G6]" office:value-type="float" office:value="1023" calcext:value-type="float">
            <text:p>1023</text:p>
          </table:table-cell>
          <table:table-cell table:formula="of:=[.H7]-[.H6]" office:value-type="float" office:value="-1023" calcext:value-type="float">
            <text:p>-1023</text:p>
          </table:table-cell>
          <table:table-cell table:formula="of:=[.I7]-[.I6]" office:value-type="float" office:value="1023" calcext:value-type="float">
            <text:p>1023</text:p>
          </table:table-cell>
        </table:table-row>
        <table:table-row table:style-name="ro1">
          <table:table-cell/>
          <table:table-cell office:value-type="string" calcext:value-type="string">
            <text:p>Increment</text:p>
          </table:table-cell>
          <table:table-cell table:formula="of:=[.C12]/[.C11]" office:value-type="float" office:value="4.01176470588235" calcext:value-type="float">
            <text:p>4.0117647059</text:p>
          </table:table-cell>
          <table:table-cell table:formula="of:=[.D12]/[.D11]" office:value-type="float" office:value="4.01176470588235" calcext:value-type="float">
            <text:p>4.0117647059</text:p>
          </table:table-cell>
          <table:table-cell table:formula="of:=[.E12]/[.E11]" office:value-type="float" office:value="2.0078431372549" calcext:value-type="float">
            <text:p>2.0078431373</text:p>
          </table:table-cell>
          <table:table-cell table:style-name="ce1" table:formula="of:=[.F12]/[.F11]" office:value-type="string" office:string-value="#DIV/0!" calcext:value-type="error">
            <text:p>#DIV/0!</text:p>
          </table:table-cell>
          <table:table-cell table:style-name="ce1" table:formula="of:=[.G12]/[.G11]" office:value-type="float" office:value="4104.03529411765" calcext:value-type="float">
            <text:p>4104.0352941177</text:p>
          </table:table-cell>
          <table:table-cell table:style-name="ce1" table:formula="of:=[.H12]/[.H11]" office:value-type="float" office:value="-8.01569393382353" calcext:value-type="float">
            <text:p>-8.0156939338</text:p>
          </table:table-cell>
          <table:table-cell table:style-name="ce1" table:formula="of:=[.I12]/[.I11]" office:value-type="float" office:value="8.55007352941176" calcext:value-type="float">
            <text:p>8.5500735294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trav time</text:p>
          </table:table-cell>
          <table:table-cell table:formula="of:=([.C12]/[.C13])*[.$C$1]" office:value-type="float" office:value="5.1" calcext:value-type="float">
            <text:p>5.1</text:p>
          </table:table-cell>
          <table:table-cell table:formula="of:=([.D12]/[.D13])*[.$C$1]" office:value-type="float" office:value="2.5524926686217" calcext:value-type="float">
            <text:p>2.5524926686</text:p>
          </table:table-cell>
          <table:table-cell table:formula="of:=([.E12]/[.E13])*[.$C$1]" office:value-type="float" office:value="5.1" calcext:value-type="float">
            <text:p>5.1</text:p>
          </table:table-cell>
          <table:table-cell table:formula="of:=([.F12]/[.F13])*[.$C$1]" office:value-type="string" office:string-value="#DIV/0!" calcext:value-type="error">
            <text:p>#DIV/0!</text:p>
          </table:table-cell>
          <table:table-cell table:formula="of:=([.G12]/[.G13])*[.$C$1]" office:value-type="float" office:value="0.00498533724340176" calcext:value-type="float">
            <text:p>0.0049853372</text:p>
          </table:table-cell>
          <table:table-cell table:formula="of:=([.H12]/[.H13])*[.$C$1]" office:value-type="float" office:value="2.5524926686217" calcext:value-type="float">
            <text:p>2.5524926686</text:p>
          </table:table-cell>
          <table:table-cell table:formula="of:=([.I12]/[.I13])*[.$C$1]" office:value-type="float" office:value="2.39296187683284" calcext:value-type="float">
            <text:p>2.3929618768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</table:table-row>
      </table:table>
      <table:table table:name="10-bit, LJ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time per step</text:p>
          </table:table-cell>
          <table:table-cell office:value-type="float" office:value="0.02" calcext:value-type="float">
            <text:p>0.0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C max</text:p>
          </table:table-cell>
          <table:table-cell office:value-type="float" office:value="65472" calcext:value-type="float">
            <text:p>65472</text:p>
          </table:table-cell>
          <table:table-cell table:formula="of:=DEC2HEX([.C2])" office:value-type="string" office:string-value="FFC0" calcext:value-type="string">
            <text:p>FFC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e max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C8]*[.C3]" office:value-type="float" office:value="16695360" calcext:value-type="float">
            <text:p>16695360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320" calcext:value-type="float">
            <text:p>1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72" calcext:value-type="float">
            <text:p>65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L6])" office:value-type="string" office:string-value="0" calcext:value-type="string">
            <text:p>0</text:p>
          </table:table-cell>
          <table:table-cell table:formula="of:=[.M6]*6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65472" calcext:value-type="float">
            <text:p>65472</text:p>
          </table:table-cell>
          <table:table-cell table:number-columns-repeated="2" office:value-type="float" office:value="49088" calcext:value-type="float">
            <text:p>49088</text:p>
          </table:table-cell>
          <table:table-cell table:number-columns-repeated="2" office:value-type="float" office:value="65472" calcext:value-type="float">
            <text:p>65472</text:p>
          </table:table-cell>
          <table:table-cell office:value-type="float" office:value="0" calcext:value-type="float">
            <text:p>0</text:p>
          </table:table-cell>
          <table:table-cell office:value-type="float" office:value="65472" calcext:value-type="float">
            <text:p>65472</text:p>
          </table:table-cell>
          <table:table-cell office:value-type="float" office:value="65473" calcext:value-type="float">
            <text:p>65473</text:p>
          </table:table-cell>
          <table:table-cell office:value-type="float" office:value="65472" calcext:value-type="float">
            <text:p>65472</text:p>
          </table:table-cell>
          <table:table-cell office:value-type="float" office:value="1" calcext:value-type="float">
            <text:p>1</text:p>
          </table:table-cell>
          <table:table-cell table:formula="of:=DEC2HEX([.L7])" office:value-type="string" office:string-value="1" calcext:value-type="string">
            <text:p>1</text:p>
          </table:table-cell>
          <table:table-cell table:formula="of:=[.L7]*64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65472" calcext:value-type="float">
            <text:p>65472</text:p>
          </table:table-cell>
          <table:table-cell office:value-type="float" office:value="32704" calcext:value-type="float">
            <text:p>32704</text:p>
          </table:table-cell>
          <table:table-cell office:value-type="float" office:value="65472" calcext:value-type="float">
            <text:p>6547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704" calcext:value-type="float">
            <text:p>32704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12928" calcext:value-type="float">
            <text:p>12928</text:p>
          </table:table-cell>
          <table:table-cell office:value-type="float" office:value="255" calcext:value-type="float">
            <text:p>255</text:p>
          </table:table-cell>
          <table:table-cell table:formula="of:=DEC2HEX([.L8])" office:value-type="string" office:string-value="FF" calcext:value-type="string">
            <text:p>FF</text:p>
          </table:table-cell>
          <table:table-cell table:formula="of:=[.L8]*64" office:value-type="float" office:value="16320" calcext:value-type="float">
            <text:p>1632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511" calcext:value-type="float">
            <text:p>511</text:p>
          </table:table-cell>
          <table:table-cell table:formula="of:=DEC2HEX([.L9])" office:value-type="string" office:string-value="1FF" calcext:value-type="string">
            <text:p>1FF</text:p>
          </table:table-cell>
          <table:table-cell table:formula="of:=[.L9]*64" office:value-type="float" office:value="32704" calcext:value-type="float">
            <text:p>3270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767" calcext:value-type="float">
            <text:p>767</text:p>
          </table:table-cell>
          <table:table-cell table:formula="of:=DEC2HEX([.L10])" office:value-type="string" office:string-value="2FF" calcext:value-type="string">
            <text:p>2FF</text:p>
          </table:table-cell>
          <table:table-cell table:formula="of:=[.L10]*64" office:value-type="float" office:value="49088" calcext:value-type="float">
            <text:p>490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vel time</text:p>
          </table:table-cell>
          <table:table-cell table:formula="of:=[.$C$3]*([.C8]/[.$C$2])" office:value-type="float" office:value="255" calcext:value-type="float">
            <text:p>255</text:p>
          </table:table-cell>
          <table:table-cell table:formula="of:=[.$C$3]*([.D8]/[.$C$2])" office:value-type="float" office:value="127.375366568915" calcext:value-type="float">
            <text:p>127.3753665689</text:p>
          </table:table-cell>
          <table:table-cell table:formula="of:=[.$C$3]*([.E8]/[.$C$2])" office:value-type="float" office:value="255" calcext:value-type="float">
            <text:p>255</text:p>
          </table:table-cell>
          <table:table-cell table:formula="of:=[.$C$3]*([.F8]/[.$C$2])" office:value-type="float" office:value="0" calcext:value-type="float">
            <text:p>0</text:p>
          </table:table-cell>
          <table:table-cell table:formula="of:=[.$C$3]*([.G8]/[.$C$2])" office:value-type="float" office:value="0.249266862170088" calcext:value-type="float">
            <text:p>0.2492668622</text:p>
          </table:table-cell>
          <table:table-cell table:formula="of:=([.$C$3]*[.H8])/[.$C$2]" office:value-type="float" office:value="127.375366568915" calcext:value-type="float">
            <text:p>127.3753665689</text:p>
          </table:table-cell>
          <table:table-cell table:formula="of:=[.$C$3]*([.I8]/[.$C$2])" office:value-type="float" office:value="1.86950146627566" calcext:value-type="float">
            <text:p>1.8695014663</text:p>
          </table:table-cell>
          <table:table-cell table:formula="of:=[.$C$3]*([.J8]/[.$C$2])" office:value-type="float" office:value="1.87339626099707" calcext:value-type="float">
            <text:p>1.873396261</text:p>
          </table:table-cell>
          <table:table-cell table:formula="of:=[.$C$3]*([.K8]/[.$C$2])" office:value-type="float" office:value="50.3519061583578" calcext:value-type="float">
            <text:p>50.3519061584</text:p>
          </table:table-cell>
          <table:table-cell office:value-type="float" office:value="1023" calcext:value-type="float">
            <text:p>1023</text:p>
          </table:table-cell>
          <table:table-cell table:formula="of:=DEC2HEX([.L11])" office:value-type="string" office:string-value="3FF" calcext:value-type="string">
            <text:p>3FF</text:p>
          </table:table-cell>
          <table:table-cell table:formula="of:=[.L11]*64" office:value-type="float" office:value="65472" calcext:value-type="float">
            <text:p>654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taY</text:p>
          </table:table-cell>
          <table:table-cell table:formula="of:=[.C7]-[.C6]" office:value-type="float" office:value="65472" calcext:value-type="float">
            <text:p>65472</text:p>
          </table:table-cell>
          <table:table-cell table:formula="of:=[.D7]-[.D6]" office:value-type="float" office:value="32768" calcext:value-type="float">
            <text:p>32768</text:p>
          </table:table-cell>
          <table:table-cell table:formula="of:=[.E7]-[.E6]" office:value-type="float" office:value="32768" calcext:value-type="float">
            <text:p>32768</text:p>
          </table:table-cell>
          <table:table-cell table:formula="of:=[.F7]-[.F6]" office:value-type="float" office:value="65472" calcext:value-type="float">
            <text:p>65472</text:p>
          </table:table-cell>
          <table:table-cell table:formula="of:=[.G7]-[.G6]" office:value-type="float" office:value="65472" calcext:value-type="float">
            <text:p>65472</text:p>
          </table:table-cell>
          <table:table-cell table:formula="of:=[.H7]-[.H6]" office:value-type="float" office:value="-65472" calcext:value-type="float">
            <text:p>-65472</text:p>
          </table:table-cell>
          <table:table-cell table:formula="of:=[.I7]-[.I6]" office:value-type="float" office:value="65472" calcext:value-type="float">
            <text:p>65472</text:p>
          </table:table-cell>
          <table:table-cell table:formula="of:=[.J7]-[.J6]" office:value-type="float" office:value="65472" calcext:value-type="float">
            <text:p>65472</text:p>
          </table:table-cell>
          <table:table-cell table:formula="of:=[.K7]-[.K6]" office:value-type="float" office:value="65472" calcext:value-type="float">
            <text:p>654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</text:p>
          </table:table-cell>
          <table:table-cell table:formula="of:=[.C12]/[.C11]" office:value-type="float" office:value="256.752941176471" calcext:value-type="float">
            <text:p>256.7529411765</text:p>
          </table:table-cell>
          <table:table-cell table:formula="of:=[.D12]/[.D11]" office:value-type="float" office:value="257.255393116151" calcext:value-type="float">
            <text:p>257.2553931162</text:p>
          </table:table-cell>
          <table:table-cell table:formula="of:=[.E12]/[.E11]" office:value-type="float" office:value="128.501960784314" calcext:value-type="float">
            <text:p>128.5019607843</text:p>
          </table:table-cell>
          <table:table-cell table:style-name="ce1" table:formula="of:=[.F12]/[.F11]" office:value-type="string" office:string-value="#DIV/0!" calcext:value-type="error">
            <text:p>#DIV/0!</text:p>
          </table:table-cell>
          <table:table-cell table:style-name="ce1" table:formula="of:=[.G12]/[.G11]" office:value-type="float" office:value="262658.258823529" calcext:value-type="float">
            <text:p>262658.258823529</text:p>
          </table:table-cell>
          <table:table-cell table:style-name="ce1" table:formula="of:=[.H12]/[.H11]" office:value-type="float" office:value="-514.008334292621" calcext:value-type="float">
            <text:p>-514.0083342926</text:p>
          </table:table-cell>
          <table:table-cell table:style-name="ce1" table:formula="of:=[.I12]/[.I11]" office:value-type="float" office:value="35021.1011764706" calcext:value-type="float">
            <text:p>35021.1011764706</text:p>
          </table:table-cell>
          <table:table-cell table:style-name="ce1" table:formula="of:=[.J12]/[.J11]" office:value-type="float" office:value="34948.2922343158" calcext:value-type="float">
            <text:p>34948.2922343158</text:p>
          </table:table-cell>
          <table:table-cell table:style-name="ce1" table:formula="of:=[.K12]/[.K11]" office:value-type="float" office:value="1300.28841001747" calcext:value-type="float">
            <text:p>1300.288410017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280" calcext:value-type="float">
            <text:p>3280</text:p>
          </table:table-cell>
          <table:table-cell table:formula="of:=HEX2DEC([.N14])" office:value-type="float" office:value="12928" calcext:value-type="float">
            <text:p>12928</text:p>
          </table:table-cell>
        </table:table-row>
        <table:table-row table:style-name="ro2">
          <table:table-cell/>
          <table:table-cell office:value-type="string" calcext:value-type="string">
            <text:p>trav time</text:p>
          </table:table-cell>
          <table:table-cell table:formula="of:=([.C12]/[.C13])*[.$C$1]" office:value-type="float" office:value="5.1" calcext:value-type="float">
            <text:p>5.1</text:p>
          </table:table-cell>
          <table:table-cell table:formula="of:=([.D12]/[.D13])*[.$C$1]" office:value-type="float" office:value="2.5475073313783" calcext:value-type="float">
            <text:p>2.5475073314</text:p>
          </table:table-cell>
          <table:table-cell table:formula="of:=([.E12]/[.E13])*[.$C$1]" office:value-type="float" office:value="5.1" calcext:value-type="float">
            <text:p>5.1</text:p>
          </table:table-cell>
          <table:table-cell table:formula="of:=([.F12]/[.F13])*[.$C$1]" office:value-type="string" office:string-value="#DIV/0!" calcext:value-type="error">
            <text:p>#DIV/0!</text:p>
          </table:table-cell>
          <table:table-cell table:formula="of:=([.G12]/[.G13])*[.$C$1]" office:value-type="float" office:value="0.00498533724340176" calcext:value-type="float">
            <text:p>0.0049853372</text:p>
          </table:table-cell>
          <table:table-cell table:formula="of:=([.H12]/[.H13])*[.$C$1]" office:value-type="float" office:value="2.5475073313783" calcext:value-type="float">
            <text:p>2.5475073314</text:p>
          </table:table-cell>
          <table:table-cell table:formula="of:=([.I12]/[.I13])*[.$C$1]" office:value-type="float" office:value="0.0373900293255132" calcext:value-type="float">
            <text:p>0.0373900293</text:p>
          </table:table-cell>
          <table:table-cell table:formula="of:=([.J12]/[.J13])*[.$C$1]" office:value-type="float" office:value="0.0374679252199413" calcext:value-type="float">
            <text:p>0.0374679252</text:p>
          </table:table-cell>
          <table:table-cell table:formula="of:=([.K12]/[.K13])*[.$C$1]" office:value-type="float" office:value="1.00703812316716" calcext:value-type="float">
            <text:p>1.007038123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crement, scaled</text:p>
          </table:table-cell>
          <table:table-cell table:formula="of:=[.C13]/64" office:value-type="float" office:value="4.01176470588235" calcext:value-type="float">
            <text:p>4.0117647059</text:p>
          </table:table-cell>
          <table:table-cell table:formula="of:=[.D13]/64" office:value-type="float" office:value="4.01961551743985" calcext:value-type="float">
            <text:p>4.0196155174</text:p>
          </table:table-cell>
          <table:table-cell table:formula="of:=[.E13]/64" office:value-type="float" office:value="2.0078431372549" calcext:value-type="float">
            <text:p>2.0078431373</text:p>
          </table:table-cell>
          <table:table-cell table:formula="of:=[.F13]/64" office:value-type="string" office:string-value="#DIV/0!" calcext:value-type="error">
            <text:p>#DIV/0!</text:p>
          </table:table-cell>
          <table:table-cell table:formula="of:=[.G13]/64" office:value-type="float" office:value="4104.03529411765" calcext:value-type="float">
            <text:p>4104.0352941177</text:p>
          </table:table-cell>
          <table:table-cell table:formula="of:=[.H13]/64" office:value-type="float" office:value="-8.03138022332221" calcext:value-type="float">
            <text:p>-8.0313802233</text:p>
          </table:table-cell>
          <table:table-cell table:formula="of:=[.I13]/64" office:value-type="float" office:value="547.204705882353" calcext:value-type="float">
            <text:p>547.2047058824</text:p>
          </table:table-cell>
          <table:table-cell table:formula="of:=[.J13]/64" office:value-type="float" office:value="546.067066161184" calcext:value-type="float">
            <text:p>546.0670661612</text:p>
          </table:table-cell>
          <table:table-cell table:formula="of:=[.K13]/64" office:value-type="float" office:value="20.317006406523" calcext:value-type="float">
            <text:p>20.317006406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ltaY, scaled</text:p>
          </table:table-cell>
          <table:table-cell table:formula="of:=[.C12]/64" office:value-type="float" office:value="1023" calcext:value-type="float">
            <text:p>1023</text:p>
          </table:table-cell>
          <table:table-cell table:formula="of:=[.D12]/64" office:value-type="float" office:value="512" calcext:value-type="float">
            <text:p>512</text:p>
          </table:table-cell>
          <table:table-cell table:formula="of:=[.E12]/64" office:value-type="float" office:value="512" calcext:value-type="float">
            <text:p>512</text:p>
          </table:table-cell>
          <table:table-cell table:formula="of:=[.F12]/64" office:value-type="float" office:value="1023" calcext:value-type="float">
            <text:p>1023</text:p>
          </table:table-cell>
          <table:table-cell table:formula="of:=[.G12]/64" office:value-type="float" office:value="1023" calcext:value-type="float">
            <text:p>1023</text:p>
          </table:table-cell>
          <table:table-cell table:formula="of:=[.H12]/64" office:value-type="float" office:value="-1023" calcext:value-type="float">
            <text:p>-1023</text:p>
          </table:table-cell>
          <table:table-cell table:formula="of:=[.I12]/64" office:value-type="float" office:value="1023" calcext:value-type="float">
            <text:p>1023</text:p>
          </table:table-cell>
          <table:table-cell table:formula="of:=[.J12]/64" office:value-type="float" office:value="1023" calcext:value-type="float">
            <text:p>1023</text:p>
          </table:table-cell>
          <table:table-cell table:formula="of:=[.K12]/64" office:value-type="float" office:value="1023" calcext:value-type="float">
            <text:p>10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3:20:01.464000000</meta:creation-date>
    <dc:date>2014-07-22T18:22:13.673000000</dc:date>
    <meta:editing-duration>PT4H46M20S</meta:editing-duration>
    <meta:editing-cycles>4</meta:editing-cycles>
    <meta:generator>LibreOffice/4.1.0.4$Windows_x86 LibreOffice_project/89ea49ddacd9aa532507cbf852f2bb22b1ace28</meta:generator>
    <meta:document-statistic meta:table-count="2" meta:cell-count="181" meta:object-count="0"/>
  </office:meta>
</office:document-meta>
</file>